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2">
      <style:text-properties style:font-name="Ubuntu" fo:font-size="16pt" style:font-size-asian="14pt" style:font-size-complex="16pt"/>
    </style:style>
    <style:style style:name="P2" style:family="paragraph" style:parent-style-name="Text_20_body">
      <style:text-properties style:font-name="Ubuntu" fo:font-size="24pt" style:font-size-asian="24pt" style:font-size-complex="24pt"/>
    </style:style>
    <style:style style:name="P3" style:family="paragraph" style:parent-style-name="Text_20_body">
      <style:text-properties style:font-name="Ubuntu"/>
    </style:style>
    <style:style style:name="P4" style:family="paragraph" style:parent-style-name="Text_20_body" style:list-style-name="L2">
      <style:text-properties style:font-name="Ubuntu" fo:font-size="14pt" style:font-size-asian="14pt" style:font-size-complex="14pt"/>
    </style:style>
    <style:style style:name="P5" style:family="paragraph" style:parent-style-name="Text_20_body" style:list-style-name="L2">
      <style:text-properties style:font-name="Ubuntu" fo:font-size="14pt" officeooo:paragraph-rsid="001933c7" style:font-size-asian="14pt" style:font-size-complex="14pt"/>
    </style:style>
    <style:style style:name="P6" style:family="paragraph" style:parent-style-name="Text_20_body" style:list-style-name="L3">
      <style:text-properties style:font-name="Ubuntu" fo:font-size="14pt" style:font-size-asian="14pt" style:font-size-complex="14pt"/>
    </style:style>
    <style:style style:name="P7" style:family="paragraph" style:parent-style-name="Text_20_body" style:list-style-name="L204">
      <style:paragraph-properties fo:text-align="start" style:justify-single-word="false"/>
      <style:text-properties style:font-name="Ubuntu" fo:font-size="14pt" style:font-size-asian="14pt" style:font-size-complex="14pt"/>
    </style:style>
    <style:style style:name="P8" style:family="paragraph" style:parent-style-name="Text_20_body" style:list-style-name="L305">
      <style:text-properties style:font-name="Ubuntu" fo:font-size="14pt" style:font-size-asian="14pt" style:font-size-complex="14pt"/>
    </style:style>
    <style:style style:name="P9" style:family="paragraph" style:parent-style-name="Text_20_body" style:list-style-name="L406">
      <style:text-properties style:font-name="Ubuntu" fo:font-size="14pt" style:font-size-asian="14pt" style:font-size-complex="14pt"/>
    </style:style>
    <style:style style:name="P10" style:family="paragraph" style:parent-style-name="Title">
      <style:text-properties style:font-name="Ubuntu" fo:font-size="24pt" style:font-size-asian="24pt" style:font-size-complex="24pt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style:font-name="Ubuntu"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ises</text:p>
      <text:p text:style-name="P2"/>
      <text:h text:style-name="P1" text:outline-level="2">Three-Word Sentence Exercises</text:h>
      <text:p text:style-name="P3"/>
      <text:p text:style-name="Text_20_body"><text:span text:style-name="T3">This file includes </text:span><text:span text:style-name="Strong_20_Emphasis"><text:span text:style-name="T3">extended examples </text:span></text:span><text:span text:style-name="T3"><text:s/>for SV, SVO, and Linking Structures.</text:span></text:p>
      <text:p text:style-name="P3"/>
      <text:h text:style-name="Heading_20_1" text:outline-level="1"><text:span text:style-name="Strong_20_Emphasis"><text:span text:style-name="T2">SV (Subject + Verb)</text:span></text:span><text:span text:style-name="T2"> — Examples:</text:span></text:h>
      <text:p text:style-name="Text_20_body"><text:span text:style-name="T2"/></text:p>
      <text:list text:style-name="L204">
        <text:list-item>
          <text:p text:style-name="P7">I agree.</text:p>
        </text:list-item>
        <text:list-item>
          <text:p text:style-name="P7">She left.</text:p>
        </text:list-item>
        <text:list-item>
          <text:p text:style-name="P7">Birds fly.</text:p>
        </text:list-item>
        <text:list-item>
          <text:p text:style-name="P7">Dogs bark.</text:p>
        </text:list-item>
        <text:list-item>
          <text:p text:style-name="P7">Time flies.</text:p>
        </text:list-item>
        <text:list-item>
          <text:p text:style-name="P7">We tried.</text:p>
        </text:list-item>
        <text:list-item>
          <text:p text:style-name="P7">They left.</text:p>
        </text:list-item>
        <text:list-item>
          <text:p text:style-name="P7">He smiled.</text:p>
        </text:list-item>
        <text:list-item>
          <text:p text:style-name="P7">It works.</text:p>
        </text:list-item>
        <text:list-item>
          <text:p text:style-name="P7">Rain falls.</text:p>
        </text:list-item>
        <text:list-item>
          <text:p text:style-name="P7">People laugh.</text:p>
        </text:list-item>
        <text:list-item>
          <text:p text:style-name="P7">Children play.</text:p>
        </text:list-item>
        <text:list-item>
          <text:p text:style-name="P7">Students study.</text:p>
        </text:list-item>
        <text:list-item>
          <text:p text:style-name="P7">Teachers teach.</text:p>
        </text:list-item>
        <text:list-item>
          <text:p text:style-name="P7">Crowds cheer.</text:p>
        </text:list-item>
        <text:list-item>
          <text:p text:style-name="P7">Lights shine.</text:p>
        </text:list-item>
        <text:list-item>
          <text:p text:style-name="P7">Wind blows.</text:p>
        </text:list-item>
        <text:list-item>
          <text:p text:style-name="P7">Waves crash.</text:p>
        </text:list-item>
        <text:list-item>
          <text:p text:style-name="P7">Flowers bloom.</text:p>
        </text:list-item>
        <text:list-item>
          <text:p text:style-name="P7"><text:soft-page-break/>Fires burn.</text:p>
        </text:list-item>
        <text:list-item>
          <text:p text:style-name="P7">Bees buzz.</text:p>
        </text:list-item>
        <text:list-item>
          <text:p text:style-name="P7">Leaves fall.</text:p>
        </text:list-item>
        <text:list-item>
          <text:p text:style-name="P7">Stars glow.</text:p>
        </text:list-item>
        <text:list-item>
          <text:p text:style-name="P7">Phones ring.</text:p>
        </text:list-item>
        <text:list-item>
          <text:p text:style-name="P7">Cats sleep.</text:p>
        </text:list-item>
        <text:list-item>
          <text:p text:style-name="P7">Babies cry.</text:p>
        </text:list-item>
        <text:list-item>
          <text:p text:style-name="P7">Soldiers march.</text:p>
        </text:list-item>
        <text:list-item>
          <text:p text:style-name="P7">Athletes sprint.</text:p>
        </text:list-item>
        <text:list-item>
          <text:p text:style-name="P7">Birds sing.</text:p>
        </text:list-item>
        <text:list-item>
          <text:p text:style-name="P7">Lions roar.</text:p>
        </text:list-item>
        <text:list-item>
          <text:p text:style-name="P7">Clouds drift.</text:p>
        </text:list-item>
        <text:list-item>
          <text:p text:style-name="P7">Wheels turn.</text:p>
        </text:list-item>
        <text:list-item>
          <text:p text:style-name="P7">Cars move.</text:p>
        </text:list-item>
        <text:list-item>
          <text:p text:style-name="P7">Snow melts.</text:p>
        </text:list-item>
        <text:list-item>
          <text:p text:style-name="P7">I agree.</text:p>
        </text:list-item>
        <text:list-item>
          <text:p text:style-name="P7">She left.</text:p>
        </text:list-item>
        <text:list-item>
          <text:p text:style-name="P7">Birds fly.</text:p>
        </text:list-item>
        <text:list-item>
          <text:p text:style-name="P7">Dogs bark.</text:p>
        </text:list-item>
        <text:list-item>
          <text:p text:style-name="P7">Time flies.</text:p>
        </text:list-item>
        <text:list-item>
          <text:p text:style-name="P7">We tried.</text:p>
        </text:list-item>
        <text:list-item>
          <text:p text:style-name="P7">They left.</text:p>
        </text:list-item>
        <text:list-item>
          <text:p text:style-name="P7">He smiled.</text:p>
        </text:list-item>
        <text:list-item>
          <text:p text:style-name="P7">It works.</text:p>
        </text:list-item>
        <text:list-item>
          <text:p text:style-name="P7">Rain falls.</text:p>
        </text:list-item>
        <text:list-item>
          <text:p text:style-name="P7">People laugh.</text:p>
        </text:list-item>
        <text:list-item>
          <text:p text:style-name="P7">Children play.</text:p>
        </text:list-item>
        <text:list-item>
          <text:p text:style-name="P7">Students study.</text:p>
        </text:list-item>
        <text:list-item>
          <text:p text:style-name="P7">Teachers teach.</text:p>
        </text:list-item>
        <text:list-item>
          <text:p text:style-name="P7"><text:soft-page-break/>Crowds cheer.</text:p>
        </text:list-item>
        <text:list-item>
          <text:p text:style-name="P7">Lights shine.</text:p>
        </text:list-item>
        <text:list-item>
          <text:p text:style-name="P7">Wind blows.</text:p>
        </text:list-item>
        <text:list-item>
          <text:p text:style-name="P7">Waves crash.</text:p>
        </text:list-item>
        <text:list-item>
          <text:p text:style-name="P7">Flowers bloom.</text:p>
        </text:list-item>
        <text:list-item>
          <text:p text:style-name="P7">Fires burn.</text:p>
        </text:list-item>
        <text:list-item>
          <text:p text:style-name="P7">Bees buzz.</text:p>
        </text:list-item>
        <text:list-item>
          <text:p text:style-name="P7">Leaves fall.</text:p>
        </text:list-item>
        <text:list-item>
          <text:p text:style-name="P7">Stars glow.</text:p>
        </text:list-item>
        <text:list-item>
          <text:p text:style-name="P7">Phones ring.</text:p>
        </text:list-item>
        <text:list-item>
          <text:p text:style-name="P7">Cats sleep.</text:p>
        </text:list-item>
        <text:list-item>
          <text:p text:style-name="P7">Babies cry.</text:p>
        </text:list-item>
        <text:list-item>
          <text:p text:style-name="P7">Soldiers march.</text:p>
        </text:list-item>
        <text:list-item>
          <text:p text:style-name="P7">Athletes sprint.</text:p>
        </text:list-item>
        <text:list-item>
          <text:p text:style-name="P7">Birds sing.</text:p>
        </text:list-item>
        <text:list-item>
          <text:p text:style-name="P7">Lions roar.</text:p>
        </text:list-item>
        <text:list-item>
          <text:p text:style-name="P7">Clouds drift.</text:p>
        </text:list-item>
        <text:list-item>
          <text:p text:style-name="P7">Wheels turn.</text:p>
        </text:list-item>
        <text:list-item>
          <text:p text:style-name="P7">Cars move.</text:p>
        </text:list-item>
        <text:list-item>
          <text:p text:style-name="P7">Snow melts.</text:p>
        </text:list-item>
        <text:list-item>
          <text:p text:style-name="P7">Birds gather.</text:p>
        </text:list-item>
        <text:list-item>
          <text:p text:style-name="P7">Kids jump.</text:p>
        </text:list-item>
        <text:list-item>
          <text:p text:style-name="P7">Adults work.</text:p>
        </text:list-item>
        <text:list-item>
          <text:p text:style-name="P7">Students listen.</text:p>
        </text:list-item>
        <text:list-item>
          <text:p text:style-name="P7">Teachers explain.</text:p>
        </text:list-item>
        <text:list-item>
          <text:p text:style-name="P7">Fires spread.</text:p>
        </text:list-item>
        <text:list-item>
          <text:p text:style-name="P7">Trees grow.</text:p>
        </text:list-item>
        <text:list-item>
          <text:p text:style-name="P7">Athletes train.</text:p>
        </text:list-item>
        <text:list-item>
          <text:p text:style-name="P7">Workers build.</text:p>
        </text:list-item>
        <text:list-item>
          <text:p text:style-name="P7"><text:soft-page-break/>Babies smile.</text:p>
        </text:list-item>
        <text:list-item>
          <text:p text:style-name="P7">People drive.</text:p>
        </text:list-item>
        <text:list-item>
          <text:p text:style-name="P7">Trucks move.</text:p>
        </text:list-item>
        <text:list-item>
          <text:p text:style-name="P7">Birds perch.</text:p>
        </text:list-item>
        <text:list-item>
          <text:p text:style-name="P7">Kids shout.</text:p>
        </text:list-item>
        <text:list-item>
          <text:p text:style-name="P7">Winds howl.</text:p>
        </text:list-item>
        <text:list-item>
          <text:p text:style-name="P7">Leaves swirl.</text:p>
        </text:list-item>
        <text:list-item>
          <text:p text:style-name="P7">Stars twinkle.</text:p>
        </text:list-item>
        <text:list-item>
          <text:p text:style-name="P7">Clouds gather.</text:p>
        </text:list-item>
        <text:list-item>
          <text:p text:style-name="P7">Waves rise.</text:p>
        </text:list-item>
        <text:list-item>
          <text:p text:style-name="P7">Waters flow.</text:p>
        </text:list-item>
        <text:list-item>
          <text:p text:style-name="P7">People walk.</text:p>
        </text:list-item>
        <text:list-item>
          <text:p text:style-name="P7">Dogs sleep.</text:p>
        </text:list-item>
        <text:list-item>
          <text:p text:style-name="P7">Cats stretch.</text:p>
        </text:list-item>
        <text:list-item>
          <text:p text:style-name="P7">Kids giggle.</text:p>
        </text:list-item>
        <text:list-item>
          <text:p text:style-name="P7">Birds glide.</text:p>
        </text:list-item>
        <text:list-item>
          <text:p text:style-name="P7">Monkeys climb.</text:p>
        </text:list-item>
        <text:list-item>
          <text:p text:style-name="P7">Elephants trumpet.</text:p>
        </text:list-item>
        <text:list-item>
          <text:p text:style-name="P7">Wolves howl.</text:p>
        </text:list-item>
        <text:list-item>
          <text:p text:style-name="P7">Horses run.</text:p>
        </text:list-item>
        <text:list-item>
          <text:p text:style-name="P7">Fish swim.</text:p>
        </text:list-item>
        <text:list-item>
          <text:p text:style-name="P7">Insects crawl.</text:p>
        </text:list-item>
        <text:list-item>
          <text:p text:style-name="P7">Frogs jump.</text:p>
        </text:list-item>
        <text:list-item>
          <text:p text:style-name="P7">Snakes slither.</text:p>
        </text:list-item>
        <text:list-item>
          <text:p text:style-name="P7">Flames flicker.</text:p>
        </text:list-item>
        <text:list-item>
          <text:p text:style-name="P7">Shadows move.</text:p>
        </text:list-item>
        <text:list-item>
          <text:p text:style-name="P7">Bells ring.</text:p>
        </text:list-item>
        <text:list-item>
          <text:p text:style-name="P7">Drums beat.</text:p>
        </text:list-item>
        <text:list-item>
          <text:p text:style-name="P7">People gather.</text:p>
        </text:list-item>
        <text:list-item>
          <text:p text:style-name="P7"><text:soft-page-break/>Clouds break.</text:p>
        </text:list-item>
        <text:list-item>
          <text:p text:style-name="P7">Lights flicker.</text:p>
        </text:list-item>
        <text:list-item>
          <text:p text:style-name="P7">Students write.</text:p>
        </text:list-item>
        <text:list-item>
          <text:p text:style-name="P7">Flowers wilt.</text:p>
        </text:list-item>
        <text:list-item>
          <text:p text:style-name="P7">Stars fade.</text:p>
        </text:list-item>
        <text:list-item>
          <text:p text:style-name="P7">Kids whisper.</text:p>
        </text:list-item>
        <text:list-item>
          <text:p text:style-name="P7">Dogs dig.</text:p>
        </text:list-item>
        <text:list-item>
          <text:p text:style-name="P7">Birds soar.</text:p>
        </text:list-item>
        <text:list-item>
          <text:p text:style-name="P7">Cars honk.</text:p>
        </text:list-item>
        <text:list-item>
          <text:p text:style-name="P7">Boats sail.</text:p>
        </text:list-item>
        <text:list-item>
          <text:p text:style-name="P7">Winds shift.</text:p>
        </text:list-item>
        <text:list-item>
          <text:p text:style-name="P7">Tides change.</text:p>
        </text:list-item>
        <text:list-item>
          <text:p text:style-name="P7">Leaves rustle.</text:p>
        </text:list-item>
        <text:list-item>
          <text:p text:style-name="P7">Kids dance.</text:p>
        </text:list-item>
        <text:list-item>
          <text:p text:style-name="P7">People pray.</text:p>
        </text:list-item>
        <text:list-item>
          <text:p text:style-name="P7">Workers rest.</text:p>
        </text:list-item>
        <text:list-item>
          <text:p text:style-name="P7">Horses trot.</text:p>
        </text:list-item>
        <text:list-item>
          <text:p text:style-name="P7">Birds chirp.</text:p>
        </text:list-item>
        <text:list-item>
          <text:p text:style-name="P7">Kids crawl.</text:p>
        </text:list-item>
        <text:list-item>
          <text:p text:style-name="P7">Lions hunt.</text:p>
        </text:list-item>
        <text:list-item>
          <text:p text:style-name="P7">Wolves chase.</text:p>
        </text:list-item>
        <text:list-item>
          <text:p text:style-name="P7">Owls hoot.</text:p>
        </text:list-item>
        <text:list-item>
          <text:p text:style-name="P7">Bats sleep.</text:p>
        </text:list-item>
        <text:list-item>
          <text:p text:style-name="P7">Fish dart.</text:p>
        </text:list-item>
        <text:list-item>
          <text:p text:style-name="P7">Deer run.</text:p>
        </text:list-item>
        <text:list-item>
          <text:p text:style-name="P7">Bees swarm.</text:p>
        </text:list-item>
        <text:list-item>
          <text:p text:style-name="P7">Cows graze.</text:p>
        </text:list-item>
        <text:list-item>
          <text:p text:style-name="P7">Birds migrate.</text:p>
        </text:list-item>
        <text:list-item>
          <text:p text:style-name="P7"/>
        </text:list-item>
      </text:list>
      <text:h text:style-name="Heading_20_1" text:outline-level="1"><text:soft-page-break/><text:span text:style-name="Strong_20_Emphasis"><text:span text:style-name="T2">SVO (Subject + Verb + Object)</text:span></text:span><text:span text:style-name="T2"> — Examples</text:span></text:h>
      <text:p text:style-name="Text_20_body"><text:span text:style-name="T2"/></text:p>
      <text:list text:style-name="L305">
        <text:list-item>
          <text:p text:style-name="P8"/>
        </text:list-item>
        <text:list-item>
          <text:p text:style-name="P8">I love pizza.</text:p>
        </text:list-item>
        <text:list-item>
          <text:p text:style-name="P8">He read it.</text:p>
        </text:list-item>
        <text:list-item>
          <text:p text:style-name="P8">We need help.</text:p>
        </text:list-item>
        <text:list-item>
          <text:p text:style-name="P8">She likes tea.</text:p>
        </text:list-item>
        <text:list-item>
          <text:p text:style-name="P8">They built robots.</text:p>
        </text:list-item>
        <text:list-item>
          <text:p text:style-name="P8">Kids draw pictures.</text:p>
        </text:list-item>
        <text:list-item>
          <text:p text:style-name="P8">Birds eat worms.</text:p>
        </text:list-item>
        <text:list-item>
          <text:p text:style-name="P8">Dogs chase cats.</text:p>
        </text:list-item>
        <text:list-item>
          <text:p text:style-name="P8">Students write notes.</text:p>
        </text:list-item>
        <text:list-item>
          <text:p text:style-name="P8">We watch movies.</text:p>
        </text:list-item>
        <text:list-item>
          <text:p text:style-name="P8">She solved problems.</text:p>
        </text:list-item>
        <text:list-item>
          <text:p text:style-name="P8">He cooked dinner.</text:p>
        </text:list-item>
        <text:list-item>
          <text:p text:style-name="P8">They planted trees.</text:p>
        </text:list-item>
        <text:list-item>
          <text:p text:style-name="P8">We enjoyed music.</text:p>
        </text:list-item>
        <text:list-item>
          <text:p text:style-name="P8">I fixed bugs.</text:p>
        </text:list-item>
        <text:list-item>
          <text:p text:style-name="P8">She bought flowers.</text:p>
        </text:list-item>
        <text:list-item>
          <text:p text:style-name="P8">He caught fish.</text:p>
        </text:list-item>
        <text:list-item>
          <text:p text:style-name="P8">They made plans.</text:p>
        </text:list-item>
        <text:list-item>
          <text:p text:style-name="P8">We shared ideas.</text:p>
        </text:list-item>
        <text:list-item>
          <text:p text:style-name="P8">Kids kicked balls.</text:p>
        </text:list-item>
        <text:list-item>
          <text:p text:style-name="P8">Birds gathered sticks.</text:p>
        </text:list-item>
        <text:list-item>
          <text:p text:style-name="P8">Dogs fetched sticks.</text:p>
        </text:list-item>
        <text:list-item>
          <text:p text:style-name="P8">We cleaned rooms.</text:p>
        </text:list-item>
        <text:list-item>
          <text:p text:style-name="P8">She opened doors.</text:p>
        </text:list-item>
        <text:list-item>
          <text:p text:style-name="P8">He closed windows.</text:p>
        </text:list-item>
        <text:list-item>
          <text:p text:style-name="P8">They changed tires.</text:p>
        </text:list-item>
        <text:list-item>
          <text:p text:style-name="P8"><text:soft-page-break/>We built apps.</text:p>
        </text:list-item>
        <text:list-item>
          <text:p text:style-name="P8">She painted walls.</text:p>
        </text:list-item>
        <text:list-item>
          <text:p text:style-name="P8">He lifted boxes.</text:p>
        </text:list-item>
        <text:list-item>
          <text:p text:style-name="P8">They wrote code.</text:p>
        </text:list-item>
        <text:list-item>
          <text:p text:style-name="P8">We baked cakes.</text:p>
        </text:list-item>
        <text:list-item>
          <text:p text:style-name="P8">She carried bags.</text:p>
        </text:list-item>
        <text:list-item>
          <text:p text:style-name="P8">He fixed bikes.</text:p>
        </text:list-item>
        <text:list-item>
          <text:p text:style-name="P8">Birds dropped seeds.</text:p>
        </text:list-item>
        <text:list-item>
          <text:p text:style-name="P8">Kids solved puzzles.</text:p>
        </text:list-item>
        <text:list-item>
          <text:p text:style-name="P8">Dogs guarded houses.</text:p>
        </text:list-item>
        <text:list-item>
          <text:p text:style-name="P8">Students answered questions.</text:p>
        </text:list-item>
        <text:list-item>
          <text:p text:style-name="P8">Teachers graded papers.</text:p>
        </text:list-item>
        <text:list-item>
          <text:p text:style-name="P8">We repaired laptops.</text:p>
        </text:list-item>
        <text:list-item>
          <text:p text:style-name="P8">He cleaned tables.</text:p>
        </text:list-item>
        <text:list-item>
          <text:p text:style-name="P8">She washed clothes.</text:p>
        </text:list-item>
        <text:list-item>
          <text:p text:style-name="P8">They cooked meals.</text:p>
        </text:list-item>
        <text:list-item>
          <text:p text:style-name="P8">Kids made drawings.</text:p>
        </text:list-item>
        <text:list-item>
          <text:p text:style-name="P8">Birds built nests.</text:p>
        </text:list-item>
        <text:list-item>
          <text:p text:style-name="P8">Workers moved crates.</text:p>
        </text:list-item>
        <text:list-item>
          <text:p text:style-name="P8">We organized files.</text:p>
        </text:list-item>
        <text:list-item>
          <text:p text:style-name="P8">She folded clothes.</text:p>
        </text:list-item>
        <text:list-item>
          <text:p text:style-name="P8">He pushed carts.</text:p>
        </text:list-item>
        <text:list-item>
          <text:p text:style-name="P8">They arranged chairs.</text:p>
        </text:list-item>
        <text:list-item>
          <text:p text:style-name="P8">Kids played games.</text:p>
        </text:list-item>
        <text:list-item>
          <text:p text:style-name="P8">We drove cars.</text:p>
        </text:list-item>
        <text:list-item>
          <text:p text:style-name="P8">She watched birds.</text:p>
        </text:list-item>
        <text:list-item>
          <text:p text:style-name="P8">He tested circuits.</text:p>
        </text:list-item>
        <text:list-item>
          <text:p text:style-name="P8">They designed systems.</text:p>
        </text:list-item>
        <text:list-item>
          <text:p text:style-name="P8">We discussed ideas.</text:p>
        </text:list-item>
        <text:list-item>
          <text:p text:style-name="P8"><text:soft-page-break/>Kids ate snacks.</text:p>
        </text:list-item>
        <text:list-item>
          <text:p text:style-name="P8">Birds chased insects.</text:p>
        </text:list-item>
        <text:list-item>
          <text:p text:style-name="P8">Dogs chewed toys.</text:p>
        </text:list-item>
        <text:list-item>
          <text:p text:style-name="P8">Students took notes.</text:p>
        </text:list-item>
        <text:list-item>
          <text:p text:style-name="P8">Teachers explained topics.</text:p>
        </text:list-item>
        <text:list-item>
          <text:p text:style-name="P8">We installed software.</text:p>
        </text:list-item>
        <text:list-item>
          <text:p text:style-name="P8">He repaired engines.</text:p>
        </text:list-item>
        <text:list-item>
          <text:p text:style-name="P8">She tightened screws.</text:p>
        </text:list-item>
        <text:list-item>
          <text:p text:style-name="P8">They calibrated sensors.</text:p>
        </text:list-item>
        <text:list-item>
          <text:p text:style-name="P8">We debugged code.</text:p>
        </text:list-item>
        <text:list-item>
          <text:p text:style-name="P8">Kids learned words.</text:p>
        </text:list-item>
        <text:list-item>
          <text:p text:style-name="P8">Birds gathered food.</text:p>
        </text:list-item>
        <text:list-item>
          <text:p text:style-name="P8">Dogs protected owners.</text:p>
        </text:list-item>
        <text:list-item>
          <text:p text:style-name="P8">Workers loaded trucks.</text:p>
        </text:list-item>
        <text:list-item>
          <text:p text:style-name="P8">We reviewed documents.</text:p>
        </text:list-item>
        <text:list-item>
          <text:p text:style-name="P8">She removed dust.</text:p>
        </text:list-item>
        <text:list-item>
          <text:p text:style-name="P8">He arranged tools.</text:p>
        </text:list-item>
        <text:list-item>
          <text:p text:style-name="P8">They assembled machines.</text:p>
        </text:list-item>
        <text:list-item>
          <text:p text:style-name="P8">Kids cleaned toys.</text:p>
        </text:list-item>
        <text:list-item>
          <text:p text:style-name="P8">Birds hunted insects.</text:p>
        </text:list-item>
        <text:list-item>
          <text:p text:style-name="P8">Dogs followed commands.</text:p>
        </text:list-item>
        <text:list-item>
          <text:p text:style-name="P8">Students solved equations.</text:p>
        </text:list-item>
        <text:list-item>
          <text:p text:style-name="P8">Teachers managed classes.</text:p>
        </text:list-item>
        <text:list-item>
          <text:p text:style-name="P8">We created modules.</text:p>
        </text:list-item>
        <text:list-item>
          <text:p text:style-name="P8">She wrote instructions.</text:p>
        </text:list-item>
        <text:list-item>
          <text:p text:style-name="P8">He recorded data.</text:p>
        </text:list-item>
        <text:list-item>
          <text:p text:style-name="P8">They analyzed results.</text:p>
        </text:list-item>
        <text:list-item>
          <text:p text:style-name="P8">Kids opened gifts.</text:p>
        </text:list-item>
        <text:list-item>
          <text:p text:style-name="P8">Birds spotted prey.</text:p>
        </text:list-item>
        <text:list-item>
          <text:p text:style-name="P8"><text:soft-page-break/>Dogs chased balls.</text:p>
        </text:list-item>
        <text:list-item>
          <text:p text:style-name="P8">Students asked questions.</text:p>
        </text:list-item>
        <text:list-item>
          <text:p text:style-name="P8">Teachers guided students.</text:p>
        </text:list-item>
        <text:list-item>
          <text:p text:style-name="P8">We deployed firmware.</text:p>
        </text:list-item>
        <text:list-item>
          <text:p text:style-name="P8">He tested hardware.</text:p>
        </text:list-item>
        <text:list-item>
          <text:p text:style-name="P8">She checked sensors.</text:p>
        </text:list-item>
        <text:list-item>
          <text:p text:style-name="P8">They updated drivers.</text:p>
        </text:list-item>
        <text:list-item>
          <text:p text:style-name="P8">Kids enjoyed stories.</text:p>
        </text:list-item>
        <text:list-item>
          <text:p text:style-name="P8">Birds explored forests.</text:p>
        </text:list-item>
        <text:list-item>
          <text:p text:style-name="P8">Dogs sniffed tracks.</text:p>
        </text:list-item>
        <text:list-item>
          <text:p text:style-name="P8">Workers transported goods.</text:p>
        </text:list-item>
        <text:list-item>
          <text:p text:style-name="P8">We monitored systems.</text:p>
        </text:list-item>
        <text:list-item>
          <text:p text:style-name="P8">She uploaded files.</text:p>
        </text:list-item>
        <text:list-item>
          <text:p text:style-name="P8">He downloaded updates.</text:p>
        </text:list-item>
        <text:list-item>
          <text:p text:style-name="P8">They triggered events.</text:p>
        </text:list-item>
        <text:list-item>
          <text:p text:style-name="P8">We validated outputs.</text:p>
        </text:list-item>
        <text:list-item>
          <text:p text:style-name="P8"/>
        </text:list-item>
      </text:list>
      <text:list text:style-name="L2">
        <text:list-header>
          <text:p text:style-name="P4"/>
        </text:list-header>
      </text:list>
      <text:h text:style-name="Heading_20_1" text:outline-level="1"><text:span text:style-name="Strong_20_Emphasis"><text:span text:style-name="T2">Linking Verb Structure</text:span></text:span><text:span text:style-name="T2"> — Examples</text:span></text:h>
      <text:p text:style-name="Text_20_body"><text:span text:style-name="T2"/></text:p>
      <text:list text:style-name="L406">
        <text:list-item>
          <text:p text:style-name="P9">He is tall.</text:p>
        </text:list-item>
        <text:list-item>
          <text:p text:style-name="P9">They are here.</text:p>
        </text:list-item>
        <text:list-item>
          <text:p text:style-name="P9">It was fun.</text:p>
        </text:list-item>
        <text:list-item>
          <text:p text:style-name="P9">She is ready.</text:p>
        </text:list-item>
        <text:list-item>
          <text:p text:style-name="P9">We are happy.</text:p>
        </text:list-item>
        <text:list-item>
          <text:p text:style-name="P9">Birds are noisy.</text:p>
        </text:list-item>
        <text:list-item>
          <text:p text:style-name="P9">Dogs are loyal.</text:p>
        </text:list-item>
        <text:list-item>
          <text:p text:style-name="P9">Kids are excited.</text:p>
        </text:list-item>
        <text:list-item>
          <text:p text:style-name="P9"><text:soft-page-break/>Time is short.</text:p>
        </text:list-item>
        <text:list-item>
          <text:p text:style-name="P9">Food is hot.</text:p>
        </text:list-item>
        <text:list-item>
          <text:p text:style-name="P9">Water is cold.</text:p>
        </text:list-item>
        <text:list-item>
          <text:p text:style-name="P9">Sky is blue.</text:p>
        </text:list-item>
        <text:list-item>
          <text:p text:style-name="P9">Grass is green.</text:p>
        </text:list-item>
        <text:list-item>
          <text:p text:style-name="P9">Lights are bright.</text:p>
        </text:list-item>
        <text:list-item>
          <text:p text:style-name="P9">Roads are empty.</text:p>
        </text:list-item>
        <text:list-item>
          <text:p text:style-name="P9">Clouds are white.</text:p>
        </text:list-item>
        <text:list-item>
          <text:p text:style-name="P9">Stars are visible.</text:p>
        </text:list-item>
        <text:list-item>
          <text:p text:style-name="P9">People are tired.</text:p>
        </text:list-item>
        <text:list-item>
          <text:p text:style-name="P9">Students are present.</text:p>
        </text:list-item>
        <text:list-item>
          <text:p text:style-name="P9">Exams are stressful.</text:p>
        </text:list-item>
        <text:list-item>
          <text:p text:style-name="P9">Phones are useful.</text:p>
        </text:list-item>
        <text:list-item>
          <text:p text:style-name="P9">Apps are helpful.</text:p>
        </text:list-item>
        <text:list-item>
          <text:p text:style-name="P9">Machines are efficient.</text:p>
        </text:list-item>
        <text:list-item>
          <text:p text:style-name="P9">Cars are fast.</text:p>
        </text:list-item>
        <text:list-item>
          <text:p text:style-name="P9">Kids are playful.</text:p>
        </text:list-item>
        <text:list-item>
          <text:p text:style-name="P9">Winds are strong.</text:p>
        </text:list-item>
        <text:list-item>
          <text:p text:style-name="P9">Leaves are brown.</text:p>
        </text:list-item>
        <text:list-item>
          <text:p text:style-name="P9">Fires are dangerous.</text:p>
        </text:list-item>
        <text:list-item>
          <text:p text:style-name="P9">Waves are powerful.</text:p>
        </text:list-item>
        <text:list-item>
          <text:p text:style-name="P9">Bees are busy.</text:p>
        </text:list-item>
        <text:list-item>
          <text:p text:style-name="P9">Nights are cold.</text:p>
        </text:list-item>
        <text:list-item>
          <text:p text:style-name="P9">Days are long.</text:p>
        </text:list-item>
        <text:list-item>
          <text:p text:style-name="P9">Books are interesting.</text:p>
        </text:list-item>
        <text:list-item>
          <text:p text:style-name="P9">Birds are colorful.</text:p>
        </text:list-item>
        <text:list-item>
          <text:p text:style-name="P9">Clouds are thick.</text:p>
        </text:list-item>
        <text:list-item>
          <text:p text:style-name="P9">Fires are bright.</text:p>
        </text:list-item>
        <text:list-item>
          <text:p text:style-name="P9">Students are curious.</text:p>
        </text:list-item>
        <text:list-item>
          <text:p text:style-name="P9"><text:soft-page-break/>Teachers are strict.</text:p>
        </text:list-item>
        <text:list-item>
          <text:p text:style-name="P9">Roads are slippery.</text:p>
        </text:list-item>
        <text:list-item>
          <text:p text:style-name="P9">Winds are cold.</text:p>
        </text:list-item>
        <text:list-item>
          <text:p text:style-name="P9">Kids are noisy.</text:p>
        </text:list-item>
        <text:list-item>
          <text:p text:style-name="P9">Adults are responsible.</text:p>
        </text:list-item>
        <text:list-item>
          <text:p text:style-name="P9">Machines are loud.</text:p>
        </text:list-item>
        <text:list-item>
          <text:p text:style-name="P9">Phones are expensive.</text:p>
        </text:list-item>
        <text:list-item>
          <text:p text:style-name="P9">Apps are popular.</text:p>
        </text:list-item>
        <text:list-item>
          <text:p text:style-name="P9">Stars are distant.</text:p>
        </text:list-item>
        <text:list-item>
          <text:p text:style-name="P9">Skies are clear.</text:p>
        </text:list-item>
        <text:list-item>
          <text:p text:style-name="P9">Houses are empty.</text:p>
        </text:list-item>
        <text:list-item>
          <text:p text:style-name="P9">Fields are huge.</text:p>
        </text:list-item>
        <text:list-item>
          <text:p text:style-name="P9">Cities are crowded.</text:p>
        </text:list-item>
        <text:list-item>
          <text:p text:style-name="P9">Dogs are friendly.</text:p>
        </text:list-item>
        <text:list-item>
          <text:p text:style-name="P9">Birds are migratory.</text:p>
        </text:list-item>
        <text:list-item>
          <text:p text:style-name="P9">Kids are joyful.</text:p>
        </text:list-item>
        <text:list-item>
          <text:p text:style-name="P9">Workers are busy.</text:p>
        </text:list-item>
        <text:list-item>
          <text:p text:style-name="P9">Athletes are strong.</text:p>
        </text:list-item>
        <text:list-item>
          <text:p text:style-name="P9">Fruits are healthy.</text:p>
        </text:list-item>
        <text:list-item>
          <text:p text:style-name="P9">Vegetables are fresh.</text:p>
        </text:list-item>
        <text:list-item>
          <text:p text:style-name="P9">Clouds are dark.</text:p>
        </text:list-item>
        <text:list-item>
          <text:p text:style-name="P9">Mountains are tall.</text:p>
        </text:list-item>
        <text:list-item>
          <text:p text:style-name="P9">Rivers are deep.</text:p>
        </text:list-item>
        <text:list-item>
          <text:p text:style-name="P9">Seas are wide.</text:p>
        </text:list-item>
        <text:list-item>
          <text:p text:style-name="P9">Deserts are dry.</text:p>
        </text:list-item>
        <text:list-item>
          <text:p text:style-name="P9">Forests are dense.</text:p>
        </text:list-item>
        <text:list-item>
          <text:p text:style-name="P9">Lakes are calm.</text:p>
        </text:list-item>
        <text:list-item>
          <text:p text:style-name="P9">Paths are narrow.</text:p>
        </text:list-item>
        <text:list-item>
          <text:p text:style-name="P9">Walls are high.</text:p>
        </text:list-item>
        <text:list-item>
          <text:p text:style-name="P9"><text:soft-page-break/>Skies are bright.</text:p>
        </text:list-item>
        <text:list-item>
          <text:p text:style-name="P9">Streets are wet.</text:p>
        </text:list-item>
        <text:list-item>
          <text:p text:style-name="P9">Shops are closed.</text:p>
        </text:list-item>
        <text:list-item>
          <text:p text:style-name="P9">Rooms are quiet.</text:p>
        </text:list-item>
        <text:list-item>
          <text:p text:style-name="P9">Houses are warm.</text:p>
        </text:list-item>
        <text:list-item>
          <text:p text:style-name="P9">Birds are active.</text:p>
        </text:list-item>
        <text:list-item>
          <text:p text:style-name="P9">Nights are peaceful.</text:p>
        </text:list-item>
        <text:list-item>
          <text:p text:style-name="P9">Days are sunny.</text:p>
        </text:list-item>
        <text:list-item>
          <text:p text:style-name="P9">Winds are gentle.</text:p>
        </text:list-item>
        <text:list-item>
          <text:p text:style-name="P9">Students are focused.</text:p>
        </text:list-item>
        <text:list-item>
          <text:p text:style-name="P9">Teachers are helpful.</text:p>
        </text:list-item>
        <text:list-item>
          <text:p text:style-name="P9">Teams are confident.</text:p>
        </text:list-item>
        <text:list-item>
          <text:p text:style-name="P9">Players are ready.</text:p>
        </text:list-item>
        <text:list-item>
          <text:p text:style-name="P9">Kids are sleepy.</text:p>
        </text:list-item>
        <text:list-item>
          <text:p text:style-name="P9">Babies are adorable.</text:p>
        </text:list-item>
        <text:list-item>
          <text:p text:style-name="P9">Mothers are caring.</text:p>
        </text:list-item>
        <text:list-item>
          <text:p text:style-name="P9">Fathers are protective.</text:p>
        </text:list-item>
        <text:list-item>
          <text:p text:style-name="P9">Workers are skilled.</text:p>
        </text:list-item>
        <text:list-item>
          <text:p text:style-name="P9">Engineers are creative.</text:p>
        </text:list-item>
        <text:list-item>
          <text:p text:style-name="P9">Doctors are busy.</text:p>
        </text:list-item>
        <text:list-item>
          <text:p text:style-name="P9">Nurses are attentive.</text:p>
        </text:list-item>
        <text:list-item>
          <text:p text:style-name="P9">Buildings are massive.</text:p>
        </text:list-item>
        <text:list-item>
          <text:p text:style-name="P9">Lights are colorful.</text:p>
        </text:list-item>
        <text:list-item>
          <text:p text:style-name="P9">Screens are bright.</text:p>
        </text:list-item>
        <text:list-item>
          <text:p text:style-name="P9">Keys are missing.</text:p>
        </text:list-item>
        <text:list-item>
          <text:p text:style-name="P9">Bags are heavy.</text:p>
        </text:list-item>
        <text:list-item>
          <text:p text:style-name="P9">Floors are clean.</text:p>
        </text:list-item>
        <text:list-item>
          <text:p text:style-name="P9">Tables are wooden.</text:p>
        </text:list-item>
        <text:list-item>
          <text:p text:style-name="P9">Chairs are plastic.</text:p>
        </text:list-item>
        <text:list-item>
          <text:p text:style-name="P9"><text:soft-page-break/>Flowers are beautiful.</text:p>
        </text:list-item>
        <text:list-item>
          <text:p text:style-name="P9">Birds are graceful.</text:p>
        </text:list-item>
        <text:list-item>
          <text:p text:style-name="P9">Leaves are dry.</text:p>
        </text:list-item>
        <text:list-item>
          <text:p text:style-name="P9">Clouds are scattered.</text:p>
        </text:list-item>
        <text:list-item>
          <text:p text:style-name="P9">Stars are shining.</text:p>
        </text:list-item>
        <text:list-item>
          <text:p text:style-name="P9"/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0:36:23.413802913</meta:creation-date>
    <dc:date>2025-12-11T10:53:22.840301403</dc:date>
    <meta:editing-duration>PT16M58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3" meta:paragraph-count="345" meta:word-count="1238" meta:character-count="6525" meta:non-whitespace-character-count="5962"/>
  </office:meta>
</office:document-meta>
</file>